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CocoonCrawlerImpl.configure( Configuration configuration )</text:p>
          </table:table-cell>
          <table:table-cell office:value-type="float" office:value="23">
            <text:p text:style-name="Table_20_Contents">23</text:p>
          </table:table-cell>
          <table:table-cell office:value-type="float" office:value="26">
            <text:p text:style-name="Table_20_Contents">26</text:p>
          </table:table-cell>
          <table:table-cell office:value-type="float" office:value="77">
            <text:p text:style-name="Table_20_Contents">77</text:p>
          </table:table-cell>
        </table:table-row>
        <table:table-row>
          <table:table-cell office:value-type="string">
            <text:p text:style-name="Table_20_Contents">CocoonCrawlerIte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ocoonCrawlerImpl.crawl( URL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ocoonCrawlerImpl.setDefaultExcludeFromCrawl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ocoonCrawlerIterator.has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CocoonCrawlerImpl.getLinks( URL url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18">
            <text:p text:style-name="Table_20_Contents">18</text:p>
          </table:table-cell>
          <table:table-cell office:value-type="float" office:value="78">
            <text:p text:style-name="Table_20_Contents">78</text:p>
          </table:table-cell>
        </table:table-row>
        <table:table-row>
          <table:table-cell office:value-type="string">
            <text:p text:style-name="Table_20_Contents">SimpleCocoonCrawlerImpl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ocoonCrawlerImpl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coonCrawlerIterator.CocoonCrawlerIterator( SimpleCocoonCrawlerImpl cocoonCraw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ocoonCrawlerImpl.SimpleCocoonCrawler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CocoonCrawlerImpl.isExcludedURL( String ur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ocoonCrawlerIterator.next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impleCocoonCrawlerImpl.isIncludedURL( String ur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impleCocoonCrawlerImpl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CocoonCrawlerImpl.crawl( URL url , int maxDep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